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Historial_5f_Revisiones" style:display-name="Historial_Revisiones" style:family="table">
      <style:table-properties style:width="17.491cm" table:align="left"/>
    </style:style>
    <style:style style:name="Historial_5f_Revisiones.A" style:display-name="Historial_Revisiones.A" style:family="table-column">
      <style:table-column-properties style:column-width="3.007cm"/>
    </style:style>
    <style:style style:name="Historial_5f_Revisiones.B" style:display-name="Historial_Revisiones.B" style:family="table-column">
      <style:table-column-properties style:column-width="2.284cm"/>
    </style:style>
    <style:style style:name="Historial_5f_Revisiones.C" style:display-name="Historial_Revisiones.C" style:family="table-column">
      <style:table-column-properties style:column-width="7.019cm"/>
    </style:style>
    <style:style style:name="Historial_5f_Revisiones.D" style:display-name="Historial_Revisiones.D" style:family="table-column">
      <style:table-column-properties style:column-width="5.181cm"/>
    </style:style>
    <style:style style:name="Historial_5f_Revisiones.A1" style:display-name="Historial_Revisiones.A1" style:family="table-cell">
      <style:table-cell-properties fo:padding="0.097cm" fo:border-left="0.05pt solid #000000" fo:border-right="none" fo:border-top="0.05pt solid #000000" fo:border-bottom="0.05pt solid #000000"/>
    </style:style>
    <style:style style:name="Historial_5f_Revisiones.D1" style:display-name="Historial_Revisiones.D1" style:family="table-cell">
      <style:table-cell-properties fo:padding="0.097cm" fo:border="0.05pt solid #000000"/>
    </style:style>
    <style:style style:name="Historial_5f_Revisiones.2" style:display-name="Historial_Revisiones.2" style:family="table-row">
      <style:table-row-properties style:min-row-height="3.604cm"/>
    </style:style>
    <style:style style:name="Historial_5f_Revisiones.A2" style:display-name="Historial_Revisiones.A2" style:family="table-cell">
      <style:table-cell-properties style:vertical-align="middle" fo:padding="0.097cm" fo:border-left="0.05pt solid #000000" fo:border-right="none" fo:border-top="none" fo:border-bottom="0.05pt solid #000000"/>
    </style:style>
    <style:style style:name="Historial_5f_Revisiones.D2" style:display-name="Historial_Revisiones.D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59cm" table:align="left"/>
    </style:style>
    <style:style style:name="Tabla1.A" style:family="table-column">
      <style:table-column-properties style:column-width="1.524cm"/>
    </style:style>
    <style:style style:name="Tabla1.B" style:family="table-column">
      <style:table-column-properties style:column-width="4.025cm"/>
    </style:style>
    <style:style style:name="Tabla1.D" style:family="table-column">
      <style:table-column-properties style:column-width="1.736cm"/>
    </style:style>
    <style:style style:name="Tabla1.E" style:family="table-column">
      <style:table-column-properties style:column-width="1.697cm"/>
    </style:style>
    <style:style style:name="Tabla1.F" style:family="table-column">
      <style:table-column-properties style:column-width="4.583cm"/>
    </style:style>
    <style:style style:name="Tabla1.A1" style:family="table-cell">
      <style:table-cell-properties style:vertical-align="middle" fo:padding="0.176cm" fo:border="1pt solid #000000"/>
    </style:style>
    <style:style style:name="Tabla1.3" style:family="table-row">
      <style:table-row-properties style:min-row-height="9.74cm"/>
    </style:style>
    <style:style style:name="Roles" style:family="table">
      <style:table-properties style:width="17.295cm" table:align="left"/>
    </style:style>
    <style:style style:name="Roles.A" style:family="table-column">
      <style:table-column-properties style:column-width="6.6cm"/>
    </style:style>
    <style:style style:name="Roles.B" style:family="table-column">
      <style:table-column-properties style:column-width="4.401cm"/>
    </style:style>
    <style:style style:name="Roles.C" style:family="table-column">
      <style:table-column-properties style:column-width="6.294cm"/>
    </style:style>
    <style:style style:name="Roles.A1" style:family="table-cell">
      <style:table-cell-properties fo:padding="0.097cm" fo:border-left="0.05pt solid #000000" fo:border-right="none" fo:border-top="0.05pt solid #000000" fo:border-bottom="0.05pt solid #000000"/>
    </style:style>
    <style:style style:name="Roles.C1" style:family="table-cell">
      <style:table-cell-properties fo:padding="0.097cm" fo:border="0.05pt solid #000000"/>
    </style:style>
    <style:style style:name="Roles.A2" style:family="table-cell">
      <style:table-cell-properties fo:padding="0.097cm" fo:border-left="0.05pt solid #000000" fo:border-right="none" fo:border-top="none" fo:border-bottom="0.05pt solid #000000"/>
    </style:style>
    <style:style style:name="Roles.C2" style:family="table-cell">
      <style:table-cell-properties fo:padding="0.097cm" fo:border-left="0.05pt solid #000000" fo:border-right="0.05pt solid #000000" fo:border-top="none" fo:border-bottom="0.05pt solid #000000"/>
    </style:style>
    <style:style style:name="Seguimiento_5f_Contro_5f_Proyecto" style:display-name="Seguimiento_Contro_Proyecto" style:family="table">
      <style:table-properties style:width="17.602cm" fo:margin-left="0cm" table:align="left"/>
    </style:style>
    <style:style style:name="Seguimiento_5f_Contro_5f_Proyecto.A" style:display-name="Seguimiento_Contro_Proyecto.A" style:family="table-column">
      <style:table-column-properties style:column-width="5.487cm"/>
    </style:style>
    <style:style style:name="Seguimiento_5f_Contro_5f_Proyecto.B" style:display-name="Seguimiento_Contro_Proyecto.B" style:family="table-column">
      <style:table-column-properties style:column-width="6.712cm"/>
    </style:style>
    <style:style style:name="Seguimiento_5f_Contro_5f_Proyecto.C" style:display-name="Seguimiento_Contro_Proyecto.C" style:family="table-column">
      <style:table-column-properties style:column-width="5.403cm"/>
    </style:style>
    <style:style style:name="Seguimiento_5f_Contro_5f_Proyecto.A1" style:display-name="Seguimiento_Contro_Proyecto.A1" style:family="table-cell">
      <style:table-cell-properties fo:padding="0.097cm" fo:border="0.05pt solid #000000"/>
    </style:style>
    <style:style style:name="Seguimiento_5f_Contro_5f_Proyecto.A2" style:display-name="Seguimiento_Contro_Proyecto.A2" style:family="table-cell">
      <style:table-cell-properties fo:padding="0.097cm" fo:border-left="0.05pt solid #000000" fo:border-right="none" fo:border-top="none" fo:border-bottom="0.05pt solid #000000"/>
    </style:style>
    <style:style style:name="Seguimiento_5f_Contro_5f_Proyecto.C2" style:display-name="Seguimiento_Contro_Proyecto.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note">
      <style:text-properties officeooo:rsid="0004cb6b" officeooo:paragraph-rsid="0004cb6b"/>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ans1" fo:font-size="12pt" fo:font-style="normal" style:text-underline-style="none" fo:font-weight="normal" style:text-blinking="false" fo:background-color="transparent" style:font-size-asian="10.5pt" style:font-size-complex="12pt"/>
    </style:style>
    <style:style style:name="P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paragraph-rsid="0004cb6b" style:text-blinking="false" fo:background-color="transparent"/>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style:text-blinking="false" fo:background-color="transparent"/>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rsid="00066beb" officeooo:paragraph-rsid="00066beb" style:text-blinking="false" fo:background-color="transparent"/>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ans1" fo:font-size="12pt" fo:font-style="normal" style:text-underline-style="none" fo:font-weight="bold" style:text-blinking="false" fo:background-color="transparent"/>
    </style:style>
    <style:style style:name="P8" style:family="paragraph" style:parent-style-name="Standard">
      <style:paragraph-properties fo:text-align="end" style:justify-single-word="false"/>
      <style:text-properties style:font-name="Liberation Sans1" fo:font-size="22pt" officeooo:rsid="0002f5e0" officeooo:paragraph-rsid="0002f5e0" style:font-size-asian="22pt" style:font-size-complex="22pt"/>
    </style:style>
    <style:style style:name="P9" style:family="paragraph" style:parent-style-name="Standard">
      <style:paragraph-properties fo:line-height="100%" fo:text-align="justify" style:justify-single-word="false"/>
      <style:text-properties style:font-name="Liberation Sans1" officeooo:paragraph-rsid="0004cb6b"/>
    </style:style>
    <style:style style:name="P10" style:family="paragraph" style:parent-style-name="Standard">
      <style:paragraph-properties fo:text-align="center" style:justify-single-word="false"/>
      <style:text-properties style:font-name="Liberation Sans1"/>
    </style:style>
    <style:style style:name="P11" style:family="paragraph" style:parent-style-name="Standard">
      <style:text-properties style:font-name="Liberation Sans1" officeooo:rsid="00066beb" officeooo:paragraph-rsid="00066beb"/>
    </style:style>
    <style:style style:name="P12" style:family="paragraph" style:parent-style-name="Standard">
      <style:paragraph-properties fo:text-align="end" style:justify-single-word="false"/>
      <style:text-properties fo:color="#3333ff" style:font-name="Liberation Serif1" fo:font-size="24pt" officeooo:rsid="0002f5e0" officeooo:paragraph-rsid="0002f5e0" fo:background-color="transparent" style:font-size-asian="24pt" style:font-size-complex="24pt"/>
    </style:style>
    <style:style style:name="P13" style:family="paragraph" style:parent-style-name="Standard">
      <style:text-properties style:font-name="Liberation Serif1"/>
    </style:style>
    <style:style style:name="P14" style:family="paragraph" style:parent-style-name="Standard">
      <style:paragraph-properties fo:text-align="end" style:justify-single-word="false"/>
      <style:text-properties style:font-name="Liberation Serif1" fo:font-size="21pt" officeooo:rsid="0002f5e0" officeooo:paragraph-rsid="0002f5e0" style:font-size-asian="21pt" style:font-size-complex="21pt"/>
    </style:style>
    <style:style style:name="P15" style:family="paragraph" style:parent-style-name="Standard">
      <style:text-properties style:font-name="Liberation Serif1" fo:font-size="16pt" style:font-size-asian="16pt" style:font-size-complex="16pt"/>
    </style:style>
    <style:style style:name="P16"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paragraph-rsid="0004cb6b" style:text-blinking="false" fo:background-color="transparent"/>
    </style:style>
    <style:style style:name="P17"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Liberation Sans1" fo:font-size="16pt" officeooo:rsid="0002f5e0" officeooo:paragraph-rsid="0002f5e0" style:font-size-asian="16pt" style:font-size-complex="16pt"/>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1" fo:font-size="12pt" officeooo:rsid="0002f5e0" officeooo:paragraph-rsid="0002f5e0" style:font-size-asian="10.5pt" style:font-size-complex="12pt"/>
    </style:style>
    <style:style style:name="P19"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Liberation Serif1" fo:font-size="16pt" officeooo:rsid="0002f5e0" officeooo:paragraph-rsid="0002f5e0" style:font-size-asian="16pt" style:font-size-complex="16pt"/>
    </style:style>
    <style:style style:name="P20"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Liberation Sans1" fo:font-size="12pt" fo:font-style="normal" style:text-underline-style="none" fo:font-weight="bold" style:text-blinking="false" fo:background-color="transparent"/>
    </style:style>
    <style:style style:name="P21"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paragraph-rsid="0004cb6b" style:text-blinking="false" fo:background-color="transparent"/>
    </style:style>
    <style:style style:name="P2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rsid="0004cb6b" officeooo:paragraph-rsid="0004cb6b" style:text-blinking="false" fo:background-color="transparent"/>
    </style:style>
    <style:style style:name="P23" style:family="paragraph" style:parent-style-name="Text_20_body">
      <style:paragraph-properties fo:line-height="100%" fo:text-align="justify" style:justify-single-word="false"/>
      <style:text-properties style:font-name="Liberation Sans1"/>
    </style:style>
    <style:style style:name="P24" style:family="paragraph" style:parent-style-name="Text_20_body">
      <style:paragraph-properties fo:line-height="100%" fo:text-align="justify" style:justify-single-word="false"/>
      <style:text-properties style:font-name="Liberation Sans1" officeooo:paragraph-rsid="0004cb6b"/>
    </style:style>
    <style:style style:name="P25" style:family="paragraph" style:parent-style-name="Text_20_body">
      <style:paragraph-properties fo:line-height="100%"/>
      <style:text-properties style:font-name="Liberation Sans1" officeooo:rsid="00066beb" officeooo:paragraph-rsid="00066beb"/>
    </style:style>
    <style:style style:name="P26" style:family="paragraph" style:parent-style-name="Text_20_body">
      <style:paragraph-properties fo:line-height="100%" fo:text-align="justify" style:justify-single-word="false"/>
      <style:text-properties style:font-name="Liberation Sans1" officeooo:rsid="00066beb" officeooo:paragraph-rsid="00066beb"/>
    </style:style>
    <style:style style:name="P27" style:family="paragraph" style:parent-style-name="Text_20_body">
      <style:text-properties style:font-name="Liberation Sans1" officeooo:rsid="00066beb" officeooo:paragraph-rsid="00066beb"/>
    </style:style>
    <style:style style:name="P28" style:family="paragraph" style:parent-style-name="Text_20_body">
      <style:text-properties style:font-name="Liberation Sans"/>
    </style:style>
    <style:style style:name="P29" style:family="paragraph" style:parent-style-name="Text_20_body">
      <style:text-properties officeooo:rsid="000d525c" officeooo:paragraph-rsid="000d525c"/>
    </style:style>
    <style:style style:name="P30" style:family="paragraph" style:parent-style-name="Text_20_body">
      <style:paragraph-properties fo:margin-top="0cm" fo:margin-bottom="0.529cm" loext:contextual-spacing="false" fo:line-height="100%" fo:text-align="justify" style:justify-single-word="false" style:writing-mode="lr-tb"/>
      <style:text-properties style:font-name="Liberation Sans1"/>
    </style:style>
    <style:style style:name="P31" style:family="paragraph" style:parent-style-name="Table_20_Contents">
      <style:paragraph-properties fo:text-align="center" style:justify-single-word="false"/>
      <style:text-properties style:font-name="Liberation Sans1" fo:font-size="12pt" fo:font-weight="bold" officeooo:rsid="0002f5e0" officeooo:paragraph-rsid="0002f5e0" style:font-size-asian="10.5pt" style:font-weight-asian="bold" style:font-size-complex="12pt" style:font-weight-complex="bold"/>
    </style:style>
    <style:style style:name="P32" style:family="paragraph" style:parent-style-name="Table_20_Contents">
      <style:paragraph-properties fo:text-align="center" style:justify-single-word="false"/>
      <style:text-properties style:font-name="Liberation Sans1" fo:font-size="12pt" officeooo:rsid="0002f5e0" officeooo:paragraph-rsid="0002f5e0" style:font-size-asian="10.5pt" style:font-size-complex="12pt"/>
    </style:style>
    <style:style style:name="P33" style:family="paragraph" style:parent-style-name="Table_20_Contents">
      <style:paragraph-properties fo:text-align="justify" style:justify-single-word="false"/>
      <style:text-properties style:font-name="Liberation Sans1" fo:font-size="12pt" officeooo:rsid="0002f5e0" officeooo:paragraph-rsid="0002f5e0" style:font-size-asian="10.5pt" style:font-size-complex="12pt"/>
    </style:style>
    <style:style style:name="P34" style:family="paragraph" style:parent-style-name="Table_20_Contents">
      <style:paragraph-properties fo:text-align="justify" style:justify-single-word="false"/>
      <style:text-properties style:font-name="Liberation Sans1" fo:font-size="12pt" officeooo:rsid="0004cb6b" officeooo:paragraph-rsid="0004cb6b" style:font-size-asian="10.5pt" style:font-size-complex="12pt"/>
    </style:style>
    <style:style style:name="P35" style:family="paragraph" style:parent-style-name="Table_20_Contents">
      <style:paragraph-properties fo:text-align="center" style:justify-single-word="false"/>
      <style:text-properties style:font-name="Liberation Sans1" fo:font-weight="bold" officeooo:rsid="00066beb" officeooo:paragraph-rsid="00066beb" style:font-weight-asian="bold" style:font-weight-complex="bold"/>
    </style:style>
    <style:style style:name="P36" style:family="paragraph" style:parent-style-name="Table_20_Contents">
      <style:paragraph-properties fo:text-align="justify" style:justify-single-word="false"/>
      <style:text-properties style:font-name="Liberation Sans1" officeooo:rsid="00066beb" officeooo:paragraph-rsid="00066beb"/>
    </style:style>
    <style:style style:name="P37" style:family="paragraph" style:parent-style-name="Table_20_Contents">
      <style:paragraph-properties fo:text-align="justify" style:justify-single-word="false"/>
      <style:text-properties style:font-name="Liberation Sans1"/>
    </style:style>
    <style:style style:name="P38" style:family="paragraph" style:parent-style-name="Table_20_Contents">
      <style:paragraph-properties fo:text-align="justify" style:justify-single-word="false"/>
      <style:text-properties style:font-name="Liberation Sans1" officeooo:rsid="00149ccb" officeooo:paragraph-rsid="00066beb"/>
    </style:style>
    <style:style style:name="P39" style:family="paragraph" style:parent-style-name="Table_20_Contents">
      <style:paragraph-properties fo:margin-left="0.176cm" fo:margin-right="0.176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style:font-size-asian="12pt" style:font-size-complex="12pt"/>
    </style:style>
    <style:style style:name="P40" style:family="paragraph" style:parent-style-name="Table_20_Contents">
      <style:paragraph-properties fo:margin-left="0.176cm" fo:margin-right="0.176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41" style:family="paragraph" style:parent-style-name="Table_20_Contents">
      <style:paragraph-properties fo:margin-left="0.176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42" style:family="paragraph" style:parent-style-name="Table_20_Contents">
      <style:paragraph-properties fo:margin-left="0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Illustration_20_Index_20_1">
      <style:paragraph-properties>
        <style:tab-stops>
          <style:tab-stop style:position="17.59cm" style:type="right" style:leader-style="dotted" style:leader-text="."/>
        </style:tab-stops>
      </style:paragraph-properties>
    </style:style>
    <style:style style:name="P46" style:family="paragraph" style:parent-style-name="Imagen">
      <style:paragraph-properties fo:text-align="center" style:justify-single-word="false"/>
    </style:style>
    <style:style style:name="P47" style:family="paragraph" style:parent-style-name="Text_20_body" style:list-style-name="L1">
      <style:paragraph-properties fo:line-height="100%"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paragraph-rsid="0004cb6b" style:text-blinking="false" fo:background-color="transparent"/>
    </style:style>
    <style:style style:name="P48" style:family="paragraph" style:parent-style-name="Text_20_body">
      <style:paragraph-properties fo:line-height="100%"/>
      <style:text-properties style:font-name="Liberation Sans" officeooo:rsid="001e733e" officeooo:paragraph-rsid="001e733e"/>
    </style:style>
    <style:style style:name="P49" style:family="paragraph" style:parent-style-name="Text_20_body">
      <style:text-properties style:font-name="Liberation Sans" officeooo:paragraph-rsid="001d85a0"/>
    </style:style>
    <style:style style:name="P50" style:family="paragraph" style:parent-style-name="Text_20_body" style:list-style-name="L2">
      <loext:graphic-properties draw:fill="none" draw:fill-color="#ffffff"/>
      <style:paragraph-properties fo:margin-top="0cm" fo:margin-bottom="0cm" loext:contextual-spacing="false" fo:line-height="100%" fo:text-align="justify" style:justify-single-word="false" fo:background-color="transparent" style:writing-mode="lr-tb"/>
      <style:text-properties fo:font-variant="normal" fo:text-transform="none" fo:color="#000000" style:text-line-through-style="none" style:text-line-through-type="none" style:font-name="Liberation Sans1" fo:font-size="12pt" fo:font-style="normal" style:text-underline-style="none" fo:font-weight="normal" style:text-blinking="false" fo:background-color="transparent"/>
    </style:style>
    <style:style style:name="P51" style:family="paragraph" style:parent-style-name="Heading_20_1">
      <style:text-properties style:font-name="Liberation Sans1" officeooo:rsid="0004cb6b" officeooo:paragraph-rsid="0004cb6b"/>
    </style:style>
    <style:style style:name="P52" style:family="paragraph" style:parent-style-name="Heading_20_1">
      <style:paragraph-properties fo:text-align="justify" style:justify-single-word="false"/>
      <style:text-properties style:font-name="Liberation Sans1" officeooo:rsid="0004cb6b" officeooo:paragraph-rsid="0004cb6b"/>
    </style:style>
    <style:style style:name="P53" style:family="paragraph" style:parent-style-name="Heading_20_2">
      <style:text-properties style:font-name="Liberation Sans1" officeooo:rsid="000b2242" officeooo:paragraph-rsid="000b2242"/>
    </style:style>
    <style:style style:name="P54" style:family="paragraph" style:parent-style-name="Heading_20_2">
      <style:text-properties style:font-name="Liberation Sans1" officeooo:rsid="000d525c" officeooo:paragraph-rsid="000d525c"/>
    </style:style>
    <style:style style:name="P55" style:family="paragraph" style:parent-style-name="Heading_20_2">
      <style:text-properties style:font-name="Liberation Sans1" officeooo:rsid="00066beb" officeooo:paragraph-rsid="00066beb"/>
    </style:style>
    <style:style style:name="T1" style:family="text">
      <style:text-properties officeooo:rsid="001113eb"/>
    </style:style>
    <style:style style:name="T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2pt" fo:font-style="normal" style:text-underline-style="none" fo:font-weight="normal" officeooo:rsid="0004cb6b"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bold" style:text-blinking="false" fo:background-color="#ffffff" loext:char-shading-value="0"/>
    </style:style>
    <style:style style:name="T6" style:family="text">
      <style:text-properties fo:font-variant="normal" fo:text-transform="none" fo:color="#000000" style:text-line-through-style="none" style:text-line-through-type="none" fo:font-size="12pt" fo:font-style="normal" style:text-underline-style="none" fo:font-weight="bold" officeooo:rsid="00066beb" style:text-blinking="false" fo:background-color="#ffffff" loext:char-shading-value="0"/>
    </style:style>
    <style:style style:name="T7"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8" style:family="text">
      <style:text-properties officeooo:rsid="0004cb6b"/>
    </style:style>
    <style:style style:name="T9" style:family="text">
      <style:text-properties style:font-name="Liberation Sans1"/>
    </style:style>
    <style:style style:name="T10" style:family="text">
      <style:text-properties style:font-name="Liberation Sans1" officeooo:rsid="000d525c"/>
    </style:style>
    <style:style style:name="T11" style:family="text">
      <style:text-properties officeooo:rsid="000b553d"/>
    </style:style>
    <style:style style:name="T12" style:family="text">
      <style:text-properties officeooo:rsid="000d164c"/>
    </style:style>
    <style:style style:name="T13"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p text:style-name="P8"/>
      <text:p text:style-name="P8"/>
      <text:p text:style-name="P8"/>
      <text:p text:style-name="P8"/>
      <text:p text:style-name="P8"/>
      <text:p text:style-name="P8"/>
      <text:p text:style-name="P8"/>
      <text:p text:style-name="P8"/>
      <text:p text:style-name="P8"/>
      <text:p text:style-name="P12">PROPUESTA DE PROYECTO</text:p>
      <text:p text:style-name="P14">EasySof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9">Juan Sebastián Montaño Molina</text:p>
      <text:p text:style-name="P19">Santiago Alejandro Pérez Solarte</text:p>
      <text:p text:style-name="P19">Eduardo Prado Cañar</text:p>
      <text:p text:style-name="P19">Paola Alexandra Pino Malez</text:p>
      <text:p text:style-name="P19"/>
      <text:p text:style-name="P17"/>
      <text:p text:style-name="P17"/>
      <text:p text:style-name="P17"/>
      <text:p text:style-name="P17"><text:soft-page-break/></text:p>
      <text:p text:style-name="P17"/>
      <text:p text:style-name="P18">Historial de revisiones</text:p>
      <text:p text:style-name="P18"/>
      <table:table table:name="Historial_Revisiones" table:style-name="Historial_5f_Revisiones">
        <table:table-column table:style-name="Historial_5f_Revisiones.A"/>
        <table:table-column table:style-name="Historial_5f_Revisiones.B"/>
        <table:table-column table:style-name="Historial_5f_Revisiones.C"/>
        <table:table-column table:style-name="Historial_5f_Revisiones.D"/>
        <table:table-row>
          <table:table-cell table:style-name="Historial_5f_Revisiones.A1" office:value-type="string">
            <text:p text:style-name="P31">FECHA</text:p>
          </table:table-cell>
          <table:table-cell table:style-name="Historial_5f_Revisiones.A1" office:value-type="string">
            <text:p text:style-name="P31">VERSIÓN</text:p>
          </table:table-cell>
          <table:table-cell table:style-name="Historial_5f_Revisiones.A1" office:value-type="string">
            <text:p text:style-name="P31">DESCRIPCIÓN</text:p>
          </table:table-cell>
          <table:table-cell table:style-name="Historial_5f_Revisiones.D1" office:value-type="string">
            <text:p text:style-name="P31">AUTOR</text:p>
          </table:table-cell>
        </table:table-row>
        <table:table-row table:style-name="Historial_5f_Revisiones.2">
          <table:table-cell table:style-name="Historial_5f_Revisiones.A2" office:value-type="string">
            <text:p text:style-name="P3"><text:bookmark text:name="docs-internal-guid-363ced9f-e7cf-502b-b73e-3556bec33587"/>04/03/2017</text:p>
          </table:table-cell>
          <table:table-cell table:style-name="Historial_5f_Revisiones.A2" office:value-type="string">
            <text:p text:style-name="P32">1.0</text:p>
          </table:table-cell>
          <table:table-cell table:style-name="Historial_5f_Revisiones.A2" office:value-type="string">
            <text:p text:style-name="P33">Documento propuesta de proyecto</text:p>
          </table:table-cell>
          <table:table-cell table:style-name="Historial_5f_Revisiones.D2" office:value-type="string">
            <text:p text:style-name="P34">Juan Sebastián Montaño</text:p>
            <text:p text:style-name="P34">Santiago Alejandro Pérez</text:p>
            <text:p text:style-name="P34">Eduardo Prado</text:p>
            <text:p text:style-name="P34">Paola Alexandra Pino</text:p>
          </table:table-cell>
        </table:table-row>
        <table:table-row table:style-name="Historial_5f_Revisiones.2">
          <table:table-cell table:style-name="Historial_5f_Revisiones.A2" office:value-type="string">
            <text:p text:style-name="P3"><text:bookmark text:name="docs-internal-guid-363ced9f-e7cf-6f49-c629-fbc50c55df32"/>11/03/2017</text:p>
          </table:table-cell>
          <table:table-cell table:style-name="Historial_5f_Revisiones.A2" office:value-type="string">
            <text:p text:style-name="P32">1.1</text:p>
          </table:table-cell>
          <table:table-cell table:style-name="Historial_5f_Revisiones.A2" office:value-type="string">
            <text:p text:style-name="P33">Documento propuesta del proyecto.</text:p>
          </table:table-cell>
          <table:table-cell table:style-name="Historial_5f_Revisiones.D2" office:value-type="string">
            <text:p text:style-name="P34">Juan Sebastián Montaño</text:p>
            <text:p text:style-name="P34">Santiago Alejandro Pérez</text:p>
            <text:p text:style-name="P34">Eduardo Prado</text:p>
            <text:p text:style-name="P34">Paola Alexandra Pino</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44"><text:a xlink:type="simple" xlink:href="#__RefHeading___Toc138_1497135388" text:style-name="Index_20_Link" text:visited-style-name="Index_20_Link">1 Introducción<text:tab/>3</text:a></text:p>
          <text:p text:style-name="P44"><text:a xlink:type="simple" xlink:href="#__RefHeading___Toc140_1497135388" text:style-name="Index_20_Link" text:visited-style-name="Index_20_Link">2 Propósito<text:tab/>3</text:a></text:p>
          <text:p text:style-name="P44"><text:a xlink:type="simple" xlink:href="#__RefHeading___Toc142_1497135388" text:style-name="Index_20_Link" text:visited-style-name="Index_20_Link">3 Objetivos y Alcance<text:tab/>3</text:a></text:p>
          <text:p text:style-name="P44"><text:a xlink:type="simple" xlink:href="#__RefHeading___Toc144_1497135388" text:style-name="Index_20_Link" text:visited-style-name="Index_20_Link">4 Suposiciones y Restricciones<text:tab/>4</text:a></text:p>
          <text:p text:style-name="P44"><text:a xlink:type="simple" xlink:href="#__RefHeading___Toc146_1497135388" text:style-name="Index_20_Link" text:visited-style-name="Index_20_Link">5 Metodología de Desarrollo de Software<text:tab/>4</text:a></text:p>
          <text:p text:style-name="P44"><text:a xlink:type="simple" xlink:href="#__RefHeading___Toc148_1497135388" text:style-name="Index_20_Link" text:visited-style-name="Index_20_Link">6 Entregables del Proyecto<text:tab/>4</text:a></text:p>
          <text:p text:style-name="P43"><text:a xlink:type="simple" xlink:href="#__RefHeading___Toc150_1497135388" text:style-name="Index_20_Link" text:visited-style-name="Index_20_Link">6.1 Documento de requisitos recopilados<text:tab/>4</text:a></text:p>
          <text:p text:style-name="P43"><text:a xlink:type="simple" xlink:href="#__RefHeading___Toc898_2685347509" text:style-name="Index_20_Link" text:visited-style-name="Index_20_Link">6.2 Prototipos de interfaces de usuario<text:tab/>5</text:a></text:p>
          <text:p text:style-name="P43"><text:a xlink:type="simple" xlink:href="#__RefHeading___Toc900_2685347509" text:style-name="Index_20_Link" text:visited-style-name="Index_20_Link">6.3 Glosario<text:tab/>5</text:a></text:p>
          <text:p text:style-name="P43"><text:a xlink:type="simple" xlink:href="#__RefHeading___Toc152_1497135388" text:style-name="Index_20_Link" text:visited-style-name="Index_20_Link">6.4 Gestión de Riesgos<text:tab/>5</text:a></text:p>
          <text:p text:style-name="P44"><text:a xlink:type="simple" xlink:href="#__RefHeading___Toc154_1497135388" text:style-name="Index_20_Link" text:visited-style-name="Index_20_Link">7 Organización del Proyecto<text:tab/>9</text:a></text:p>
          <text:p text:style-name="P44"><text:a xlink:type="simple" xlink:href="#__RefHeading___Toc156_1497135388" text:style-name="Index_20_Link" text:visited-style-name="Index_20_Link">8 Presupuesto<text:tab/>10</text:a></text:p>
          <text:p text:style-name="P44"><text:a xlink:type="simple" xlink:href="#__RefHeading___Toc158_1497135388" text:style-name="Index_20_Link" text:visited-style-name="Index_20_Link">9 Cronograma de Actividades<text:tab/>10</text:a></text:p>
          <text:p text:style-name="P44"><text:a xlink:type="simple" xlink:href="#__RefHeading___Toc160_1497135388" text:style-name="Index_20_Link" text:visited-style-name="Index_20_Link">10 Seguimiento y Control del Proyecto<text:tab/>11</text:a></text:p>
          <text:p text:style-name="P44"><text:a xlink:type="simple" xlink:href="#__RefHeading___Toc162_1497135388" text:style-name="Index_20_Link" text:visited-style-name="Index_20_Link">11 Propuesta de Cobro por el trabajo<text:tab/>12</text:a></text:p>
          <text:p text:style-name="P44"><text:a xlink:type="simple" xlink:href="#__RefHeading___Toc164_1497135388" text:style-name="Index_20_Link" text:visited-style-name="Index_20_Link">12 Bibliografía<text:tab/>12</text:a></text:p>
        </text:index-body>
      </text:table-of-content>
      <text:illustration-index text:style-name="Sect1" text:name="Índice de ilustraciones1">
        <text:illustration-index-source text:caption-sequence-name="Image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5"><text:a xlink:type="simple" xlink:href="#Imagen!0|sequence" text:style-name="Index_20_Link" text:visited-style-name="Index_20_Link"><text:s/>Imagen 1: Cronograma de actividades<text:tab/>11</text:a></text:p>
        </text:index-body>
      </text:illustration-index>
      <text:h text:style-name="P51" text:outline-level="1"><text:bookmark-start text:name="__RefHeading___Toc138_1497135388"/>Introducción<text:bookmark-end text:name="__RefHeading___Toc138_1497135388"/></text:h>
      <text:p text:style-name="P9"><text:bookmark text:name="docs-internal-guid-9e20528e-e7d6-5a6a-7a0c-5a2593198cba"/><text:span text:style-name="T2">El presente documento describe la planeación, costes y ejecución del proyecto en cuestión. Siendo éste el desarrollo de una aplicación móvil con el objetivo de acercar la gastronomía </text:span><text:span text:style-name="T3">p</text:span><text:span text:style-name="T2">ayanesa</text:span><text:span text:style-name="T2"><text:note text:id="ftn1" text:note-class="footnote"><text:note-citation>1</text:note-citation><text:note-body><text:p text:style-name="P2">Gentilicio usado en la ciudad de Popayán.</text:p></text:note-body></text:note></text:span><text:span text:style-name="T2"> a un amplio sector turístico, y al público en general, en la ciudad.</text:span></text:p>
      <text:h text:style-name="P52" text:outline-level="1"><text:bookmark-start text:name="__RefHeading___Toc140_1497135388"/>Propósito<text:bookmark-end text:name="__RefHeading___Toc140_1497135388"/></text:h>
      <text:p text:style-name="P4"><text:bookmark text:name="docs-internal-guid-0a629ef2-e7d6-b536-841a-1eacb03b3cc1"/>El propósito de éste documento es definir aspectos importantes al cliente del proyecto, para considerar la ejecución del mismo. Tales como sus objetivos, restricciones, riesgos, entregables, cronogramas, etc.</text:p>
      <text:h text:style-name="P51" text:outline-level="1"><text:bookmark-start text:name="__RefHeading___Toc142_1497135388"/>Objetivos y Alcance<text:bookmark-end text:name="__RefHeading___Toc142_1497135388"/></text:h>
      <text:p text:style-name="P21"><text:bookmark text:name="docs-internal-guid-fd1816fd-e7d7-2da3-bed4-b52640fc1545"/>El objetivo principal del proyecto es generar un mayor reconocimiento de la población general, y por tanto del sector turístico, sobre la gastronomía payanesa. Teniendo en cuenta que, para lograr tal cometido, requieren objetivos específicos, como la recopilación de diálogos y saberes de la cultura y gastronomía payanesa, además de presentar éstos mismos de una forma innovadora y cautivadora con el fin de llamar la atención de un gran número de turistas y personas en la región.</text:p>
      <text:p text:style-name="P24"><text:span text:style-name="T2">Lo anterior teniendo en cuenta que, el proyecto estará acotado al entorno regional y gastronómico del </text:span><text:span text:style-name="T3">Cauca</text:span><text:span text:style-name="T2">, dada la naturaleza de nuestro cliente.</text:span><text:span text:style-name="T8">Suposiciones y Restricciones</text:span></text:p>
      <text:h text:style-name="P51" text:outline-level="1"><text:bookmark-start text:name="__RefHeading___Toc144_1497135388"/><text:soft-page-break/>Suposiciones y Restricciones<text:bookmark-end text:name="__RefHeading___Toc144_1497135388"/></text:h>
      <text:p text:style-name="P4"><text:bookmark text:name="docs-internal-guid-7e007a64-e7d9-6ead-6c70-b418103edd8a"/>El proyecto, para su realización, cuenta con las siguientes suposiciones:</text:p>
      <text:list xml:id="list256642164" text:style-name="L1">
        <text:list-item>
          <text:p text:style-name="P47"><text:bookmark text:name="docs-internal-guid-9160c664-e7d9-a3ee-1b3f-02cb5a6f98cf"/>Se tendrán asesorías regulares, entre 1 o 2 mensualmente, con el cliente, para discutir los avances y fines del proyecto.</text:p>
        </text:list-item>
        <text:list-item text:style-override="L2">
          <text:p text:style-name="P50">Se contarán con capacitaciones al equipo de trabajo acerca de temas relacionados con el proyecto, gestión de emprendimiento, Habilidades blandas, márketing, etc.</text:p>
        </text:list-item>
      </text:list>
      <text:h text:style-name="P51" text:outline-level="1"><text:bookmark-start text:name="__RefHeading___Toc146_1497135388"/>Metodología de Desarrollo de Software<text:bookmark-end text:name="__RefHeading___Toc146_1497135388"/></text:h>
      <text:p text:style-name="P16"><text:bookmark text:name="docs-internal-guid-307d30f5-e7d9-e69e-e93f-88b82cf4953a"/>Dada la naturaleza del proyecto, se ha escogido la metodología de desarrollo de producto <text:span text:style-name="T12">SCRUM</text:span>, en conjunción con la metodología de desarrollo Software XP, las cuales consisten en una ligera producción de documentación con un enfoque en la rápida creación y entrega del producto, que a través de una continua revisión del cliente, conlleva la creación de un producto que de valor al satisfacer las necesidades clave suministrada por el usuario.</text:p>
      <text:h text:style-name="P51" text:outline-level="1"><text:bookmark-start text:name="__RefHeading___Toc148_1497135388"/>Entregables del Proyecto<text:bookmark-end text:name="__RefHeading___Toc148_1497135388"/></text:h>
      <text:h text:style-name="P53" text:outline-level="2"><text:bookmark-start text:name="__RefHeading___Toc150_1497135388"/>Documento de requisitos recopilados<text:bookmark-end text:name="__RefHeading___Toc150_1497135388"/></text:h>
      <text:p text:style-name="P28"><text:bookmark text:name="docs-internal-guid-fdc4097c-ee1c-c6d9-2b72-e49c1787011c"/>RF-01. Registrar Usuario. la aplicación deberá permitir que un usuario pueda registrarse si aún no se encuentra en la base de datos.</text:p>
      <text:p text:style-name="P28">RF-02. Inicio Sesión. La aplicación deberá permitir que un usuario registrado, pueda iniciar sesión y acceda a todas las funcionalidades que tiene.</text:p>
      <text:p text:style-name="P28">RF-03. Editar cuenta. La aplicación deberá permitir que un usuario registrado,pueda modificar aspectos de su cuenta, si lo requiere.</text:p>
      <text:p text:style-name="P28">RF-04. Búsqueda por perfil gastronómico. La aplicación deberá permitir que un usuario registrado pueda realizar búsquedas según el perfil gastronómico (típica, picante, pastas, etc), para conocer información detallada de ello.</text:p>
      <text:p text:style-name="P28">RF-05. Crear Restaurante. La aplicación deberá permitir que un administrador pueda registrar restaurantes nuevos.</text:p>
      <text:p text:style-name="P28"><text:bookmark text:name="docs-internal-guid-fdc4097c-ee1e-dc18-e6e6-fefcb57188b5"/>RF-06. <text:span text:style-name="T11">E</text:span>ditar Restaurante. La aplicación deberá permitir que un administrador pueda editar información de los restaurantes registrados.</text:p>
      <text:p text:style-name="P28">RF-07. <text:span text:style-name="T11">V</text:span>er Restaurante. La aplicación deberá permitir que un administrador pueda ver información de los restaurantes registrados. </text:p>
      <text:p text:style-name="P28">RF-08. Consultar Restaurante. La aplicación deberá permitir que un administrador pueda consultar información de los restaurantes registrados.</text:p>
      <text:p text:style-name="P28"><text:soft-page-break/>RF-09. Búsqueda por restaurante. La aplicación deberá permitir que un usuario registrado pueda realizar búsquedas por medio de la información básica de un restaurante.</text:p>
      <text:p text:style-name="P28">RF-09. Calificar Restaurantes. La aplicación deberá permitir que un usuario registrado pueda realizar una calificación de aquellos restaurantes que he visitado, la calificación será por estrellas y me permitirá dar un breve resumen de mi experiencia, además de per<text:span text:style-name="T11">m</text:span>itir recomendar platos del restaurante.</text:p>
      <text:p text:style-name="P49">RF-10. Desplegar restaurantes cercanos. La aplicación deberá permitir a los usuarios tener acceso a los restaurantes más cercanos a ellos, en base a su geolocalización<text:note text:id="ftn2" text:note-class="footnote"><text:note-citation>2</text:note-citation><text:note-body><text:p text:style-name="Footnote"><text:span text:style-name="T11">E</text:span>s la capacidad para obtener la ubicación geográfica real de un objeto, como un radar, un teléfono móvil o un ordenador conectado a Internet.</text:p></text:note-body></text:note>. Ante lo cual se mostrará, tanto un mapa con la ubicación de cada restaurante, como una lista de restaurantes cercanos y una distancia aproximada en a partir de dicha localización.</text:p>
      <text:p text:style-name="P28">RF-11. Compartir Experiencias: La aplicación deberá permitir a los usuarios registrados, poder compartir su experiencia en algún restaurante afiliado a la aplicación, a través de fotos y/o comentarios. </text:p>
      <text:p text:style-name="P28">RF-12. Calificar Experiencias. La aplicación deberá permitir a los usuarios registrados, obtener acceso a las experiencias de un restaurante determinado y poder calificarlo con un "Like" con el fin de que la aplicación encuentre esa experiencia más relevante a la hora de compartirla con más usuarios.</text:p>
      <text:p text:style-name="P28">RF-13. Mostrar Experiencias. La aplicación deberá permitir a los usuarios registrados, acceder a las experiencias de otros usuarios; éstas estarán clasificadas para mostrar sólo aquellas que se consideren relevantes para el usuario, dependiendo de los gustos y restaurantes visitados.</text:p>
      <text:h text:style-name="P54" text:outline-level="2"><text:bookmark-start text:name="__RefHeading___Toc898_2685347509"/>Prototipos de interfaces de usuario<text:bookmark-end text:name="__RefHeading___Toc898_2685347509"/></text:h>
      <text:p text:style-name="P29"><text:span text:style-name="T10">(</text:span><text:span text:style-name="T9">Anexos)</text:span></text:p>
      <text:h text:style-name="P54" text:outline-level="2"><text:bookmark-start text:name="__RefHeading___Toc900_2685347509"/>Glosario<text:bookmark-end text:name="__RefHeading___Toc900_2685347509"/></text:h>
      <text:p text:style-name="P48">(Anexos)</text:p>
      <text:h text:style-name="P55" text:outline-level="2"><text:bookmark-start text:name="__RefHeading___Toc152_1497135388"/>Gestión de Riesgos<text:bookmark-end text:name="__RefHeading___Toc152_1497135388"/></text:h>
      <text:p text:style-name="P11"><text:bookmark text:name="docs-internal-guid-fdc4097c-ee23-95c4-493b-652d59f9598e"/></text:p>
      <table:table table:name="Tabla1" table:style-name="Tabla1">
        <table:table-column table:style-name="Tabla1.A"/>
        <table:table-column table:style-name="Tabla1.B" table:number-columns-repeated="2"/>
        <table:table-column table:style-name="Tabla1.D"/>
        <table:table-column table:style-name="Tabla1.E"/>
        <table:table-column table:style-name="Tabla1.F"/>
        <table:table-row>
          <table:table-cell table:style-name="Tabla1.A1" table:number-columns-spanned="6" office:value-type="string">
            <text:p text:style-name="P39">Riesgo</text:p>
          </table:table-cell>
          <table:covered-table-cell/>
          <table:covered-table-cell/>
          <table:covered-table-cell/>
          <table:covered-table-cell/>
          <table:covered-table-cell/>
        </table:table-row>
        <table:table-row>
          <table:table-cell table:style-name="Tabla1.A1" office:value-type="string">
            <text:p text:style-name="P39">#</text:p>
          </table:table-cell>
          <table:table-cell table:style-name="Tabla1.A1" office:value-type="string">
            <text:p text:style-name="P39">Nombre</text:p>
          </table:table-cell>
          <table:table-cell table:style-name="Tabla1.A1" office:value-type="string">
            <text:p text:style-name="P39">Impacto del proyecto</text:p>
          </table:table-cell>
          <table:table-cell table:style-name="Tabla1.A1" office:value-type="string">
            <text:p text:style-name="P39">N</text:p>
          </table:table-cell>
          <table:table-cell table:style-name="Tabla1.A1" office:value-type="string">
            <text:p text:style-name="P39">I</text:p>
          </table:table-cell>
          <table:table-cell table:style-name="Tabla1.A1" office:value-type="string">
            <text:p text:style-name="P39">Plan de mitigación</text:p>
          </table:table-cell>
        </table:table-row>
        <text:soft-page-break/>
        <table:table-row table:style-name="Tabla1.3">
          <table:table-cell table:style-name="Tabla1.A1" office:value-type="string">
            <text:p text:style-name="P40">R-01</text:p>
          </table:table-cell>
          <table:table-cell table:style-name="Tabla1.A1" office:value-type="string">
            <text:p text:style-name="P42">Poco conocimiento y experiencia por parte del equipo de desarrollo de software en las herramientas a utilizar como Android Studio y .Net.</text:p>
          </table:table-cell>
          <table:table-cell table:style-name="Tabla1.A1" office:value-type="string">
            <text:p text:style-name="P40">Puede ocasionar retrasos y disminuir la calidad en el proyecto de software, debido a que es necesario capacitarse con anterioridad.</text:p>
          </table:table-cell>
          <table:table-cell table:style-name="Tabla1.A1" office:value-type="string">
            <text:p text:style-name="P40">Alto</text:p>
          </table:table-cell>
          <table:table-cell table:style-name="Tabla1.A1" office:value-type="string">
            <text:p text:style-name="P40">Alto</text:p>
          </table:table-cell>
          <table:table-cell table:style-name="Tabla1.A1" office:value-type="string">
            <text:p text:style-name="P40">Realizar capacitaciones en Android Studio y .Net</text:p>
          </table:table-cell>
        </table:table-row>
        <table:table-row table:style-name="Tabla1.3">
          <table:table-cell table:style-name="Tabla1.A1" office:value-type="string">
            <text:p text:style-name="P40">R-02</text:p>
          </table:table-cell>
          <table:table-cell table:style-name="Tabla1.A1" office:value-type="string">
            <text:p text:style-name="P41">Tiempo estimado del proyecto inadecuado.</text:p>
          </table:table-cell>
          <table:table-cell table:style-name="Tabla1.A1" office:value-type="string">
            <text:p text:style-name="P40">Una mala estimación de tiempo puede ocasionar que no se termine el proyecto en el tiempo establecido (primer semestre 2017).</text:p>
          </table:table-cell>
          <table:table-cell table:style-name="Tabla1.A1" office:value-type="string">
            <text:p text:style-name="P40">Medio</text:p>
          </table:table-cell>
          <table:table-cell table:style-name="Tabla1.A1" office:value-type="string">
            <text:p text:style-name="P41">Alto</text:p>
          </table:table-cell>
          <table:table-cell table:style-name="Tabla1.A1" office:value-type="string">
            <text:p text:style-name="P40">Realizar una buena organización en el equipo de desarrollo, además de establecer cronogramas y en ellos compromisos que deben de cumplirse a finalidad en algunas fechas establecidas.</text:p>
          </table:table-cell>
        </table:table-row>
        <text:soft-page-break/>
        <table:table-row table:style-name="Tabla1.3">
          <table:table-cell table:style-name="Tabla1.A1" office:value-type="string">
            <text:p text:style-name="P40">R-03</text:p>
          </table:table-cell>
          <table:table-cell table:style-name="Tabla1.A1" office:value-type="string">
            <text:p text:style-name="P41">Estimación del presupuesto inadecuado</text:p>
          </table:table-cell>
          <table:table-cell table:style-name="Tabla1.A1" office:value-type="string">
            <text:p text:style-name="P40">Debido al poco conocimiento que se tiene de ello, se puede realizar un presupuesto con un valor menor o mayor al indicado.</text:p>
          </table:table-cell>
          <table:table-cell table:style-name="Tabla1.A1" office:value-type="string">
            <text:p text:style-name="P40">Medio</text:p>
          </table:table-cell>
          <table:table-cell table:style-name="Tabla1.A1" office:value-type="string">
            <text:p text:style-name="P40">Medio</text:p>
          </table:table-cell>
          <table:table-cell table:style-name="Tabla1.A1" office:value-type="string">
            <text:p text:style-name="P40">Pedir asesorías con el tutor del proyecto, para mirar si el presupuesto establecido es el adecuado. Además de establecer un plan de gestión de recursos que permita optimizar los mismos, evitando malgastar el capital que se tiene en la actualidad.</text:p>
          </table:table-cell>
        </table:table-row>
        <table:table-row table:style-name="Tabla1.3">
          <table:table-cell table:style-name="Tabla1.A1" office:value-type="string">
            <text:p text:style-name="P40">R-04</text:p>
          </table:table-cell>
          <table:table-cell table:style-name="Tabla1.A1" office:value-type="string">
            <text:p text:style-name="P41">Dificultad para comunicarse entre los integrantes del equipo de trabajo.</text:p>
          </table:table-cell>
          <table:table-cell table:style-name="Tabla1.A1" office:value-type="string">
            <text:p text:style-name="P40">Puede ocasionar retrasos y disminuir la calidad del producto de software.</text:p>
          </table:table-cell>
          <table:table-cell table:style-name="Tabla1.A1" office:value-type="string">
            <text:p text:style-name="P40">Medio</text:p>
          </table:table-cell>
          <table:table-cell table:style-name="Tabla1.A1" office:value-type="string">
            <text:p text:style-name="P40">Alto</text:p>
          </table:table-cell>
          <table:table-cell table:style-name="Tabla1.A1" office:value-type="string">
            <text:p text:style-name="P40">Llevar una buena organización en la empresa, teniendo en cuenta los valores establecidos en ella.</text:p>
          </table:table-cell>
        </table:table-row>
        <text:soft-page-break/>
        <table:table-row table:style-name="Tabla1.3">
          <table:table-cell table:style-name="Tabla1.A1" office:value-type="string">
            <text:p text:style-name="P40">R-05</text:p>
          </table:table-cell>
          <table:table-cell table:style-name="Tabla1.A1" office:value-type="string">
            <text:p text:style-name="P41">Poca disponibilidad del personal encargado en el desarrollo del proyecto de software.</text:p>
          </table:table-cell>
          <table:table-cell table:style-name="Tabla1.A1" office:value-type="string">
            <text:p text:style-name="P40">Debido a que los integrantes del equipo de desarrollo, tienen otras responsabilidades en diferentes materias, no cuentan con el suficiente tiempo para dedicarle al proyecto, lo que podría ocasionar retrasos en la entrega de tareas establecidas y en general en el proyecto final.</text:p>
          </table:table-cell>
          <table:table-cell table:style-name="Tabla1.A1" office:value-type="string">
            <text:p text:style-name="P40">Alto</text:p>
          </table:table-cell>
          <table:table-cell table:style-name="Tabla1.A1" office:value-type="string">
            <text:p text:style-name="P40">Alto</text:p>
          </table:table-cell>
          <table:table-cell table:style-name="Tabla1.A1" office:value-type="string">
            <text:p text:style-name="P40">Organizar un horario de trabajo, que se le facilite a todos los miembros del proyecto, para poder trabajar en equipo. Además de establecer un cronograma con tareas para cada integrante que deben ser entregadas en fechas establecidas.</text:p>
          </table:table-cell>
        </table:table-row>
        <table:table-row table:style-name="Tabla1.3">
          <table:table-cell table:style-name="Tabla1.A1" office:value-type="string">
            <text:p text:style-name="P40">R-06</text:p>
          </table:table-cell>
          <table:table-cell table:style-name="Tabla1.A1" office:value-type="string">
            <text:p text:style-name="P41">Fallo de la comunicación entre el computador y el celular con sistema operativo Android.</text:p>
          </table:table-cell>
          <table:table-cell table:style-name="Tabla1.A1" office:value-type="string">
            <text:p text:style-name="P40">No se puede instalar la aplicación de software desarrollada en el celular.</text:p>
          </table:table-cell>
          <table:table-cell table:style-name="Tabla1.A1" office:value-type="string">
            <text:p text:style-name="P40">Bajo</text:p>
          </table:table-cell>
          <table:table-cell table:style-name="Tabla1.A1" office:value-type="string">
            <text:p text:style-name="P40">Medio</text:p>
          </table:table-cell>
          <table:table-cell table:style-name="Tabla1.A1" office:value-type="string">
            <text:p text:style-name="P40">Observar que el entorno de desarrollo y el celular Android se encuentre debidamente configurados para garantizar la buena comunicación entre ellos.</text:p>
          </table:table-cell>
        </table:table-row>
        <text:soft-page-break/>
        <table:table-row table:style-name="Tabla1.3">
          <table:table-cell table:style-name="Tabla1.A1" office:value-type="string">
            <text:p text:style-name="P40">R-07</text:p>
          </table:table-cell>
          <table:table-cell table:style-name="Tabla1.A1" office:value-type="string">
            <text:p text:style-name="P41">Mala estimación del alcance del proyecto.</text:p>
          </table:table-cell>
          <table:table-cell table:style-name="Tabla1.A1" office:value-type="string">
            <text:p text:style-name="P40">Puede ocasionar retrasos y disminuir la calidad del producto de software.</text:p>
          </table:table-cell>
          <table:table-cell table:style-name="Tabla1.A1" office:value-type="string">
            <text:p text:style-name="P40">Medio</text:p>
          </table:table-cell>
          <table:table-cell table:style-name="Tabla1.A1" office:value-type="string">
            <text:p text:style-name="P40">Alto</text:p>
          </table:table-cell>
          <table:table-cell table:style-name="Tabla1.A1" office:value-type="string">
            <text:p text:style-name="P40">Realizar entrevistas a los interesados del proyecto, para mirar los compromisos a asumir.</text:p>
            <text:p text:style-name="P40">Buscar fuentes donde se hayan trabajado proyectos similares que sirvan de guía. Además obtener en cuenta que el equipo debe de auto aprender.</text:p>
          </table:table-cell>
        </table:table-row>
        <table:table-row table:style-name="Tabla1.3">
          <table:table-cell table:style-name="Tabla1.A1" office:value-type="string">
            <text:p text:style-name="P40">R-08</text:p>
          </table:table-cell>
          <table:table-cell table:style-name="Tabla1.A1" office:value-type="string">
            <text:p text:style-name="P40">Fallo en el servidor.</text:p>
          </table:table-cell>
          <table:table-cell table:style-name="Tabla1.A1" office:value-type="string">
            <text:p text:style-name="P40">No permite la comunicación entre los diferentes medios para transferir mensajes.</text:p>
          </table:table-cell>
          <table:table-cell table:style-name="Tabla1.A1" office:value-type="string">
            <text:p text:style-name="P40">Medio</text:p>
          </table:table-cell>
          <table:table-cell table:style-name="Tabla1.A1" office:value-type="string">
            <text:p text:style-name="P40">Alto</text:p>
          </table:table-cell>
          <table:table-cell table:style-name="Tabla1.A1" office:value-type="string">
            <text:p text:style-name="P40">Se debe probar cierto tiempo la disponibilidad del servidor.</text:p>
          </table:table-cell>
        </table:table-row>
      </table:table>
      <text:p text:style-name="P27"/>
      <text:h text:style-name="P51" text:outline-level="1"><text:bookmark-start text:name="__RefHeading___Toc154_1497135388"/>Organización del Proyecto<text:bookmark-end text:name="__RefHeading___Toc154_1497135388"/></text:h>
      <text:p text:style-name="P26">La estructura de nuestro proyecto está definida utilizando la metodología ágil SCRUM.</text:p>
      <text:p text:style-name="P25">Definición de roles:</text:p>
      <table:table table:name="Roles" table:style-name="Roles">
        <table:table-column table:style-name="Roles.A"/>
        <table:table-column table:style-name="Roles.B"/>
        <table:table-column table:style-name="Roles.C"/>
        <text:soft-page-break/>
        <table:table-row>
          <table:table-cell table:style-name="Roles.A1" office:value-type="string">
            <text:p text:style-name="P35">NOMBRE</text:p>
          </table:table-cell>
          <table:table-cell table:style-name="Roles.A1" office:value-type="string">
            <text:p text:style-name="P35">ROL EMPRESA</text:p>
          </table:table-cell>
          <table:table-cell table:style-name="Roles.C1" office:value-type="string">
            <text:p text:style-name="P35">ROL SCRUM</text:p>
          </table:table-cell>
        </table:table-row>
        <table:table-row>
          <table:table-cell table:style-name="Roles.A2" office:value-type="string">
            <text:p text:style-name="P36">Paola Alexandra Pino Malez</text:p>
          </table:table-cell>
          <table:table-cell table:style-name="Roles.A2" office:value-type="string">
            <text:p text:style-name="P38">Líder</text:p>
          </table:table-cell>
          <table:table-cell table:style-name="Roles.C2" office:value-type="string">
            <text:p text:style-name="P36">SCRUM Master</text:p>
          </table:table-cell>
        </table:table-row>
        <table:table-row>
          <table:table-cell table:style-name="Roles.A2" office:value-type="string">
            <text:p text:style-name="P36">Santiago Alejandro Pérez Solarte</text:p>
          </table:table-cell>
          <table:table-cell table:style-name="Roles.A2" office:value-type="string">
            <text:p text:style-name="P36">Secretario/Moderador</text:p>
          </table:table-cell>
          <table:table-cell table:style-name="Roles.C2" office:value-type="string">
            <text:p text:style-name="P36">Team</text:p>
          </table:table-cell>
        </table:table-row>
        <table:table-row>
          <table:table-cell table:style-name="Roles.A2" office:value-type="string">
            <text:p text:style-name="P36">Eduardo Prado Cañar</text:p>
          </table:table-cell>
          <table:table-cell table:style-name="Roles.A2" office:value-type="string">
            <text:p text:style-name="P36">Interventor</text:p>
          </table:table-cell>
          <table:table-cell table:style-name="Roles.C2" office:value-type="string">
            <text:p text:style-name="P36">Team</text:p>
          </table:table-cell>
        </table:table-row>
        <table:table-row>
          <table:table-cell table:style-name="Roles.A2" office:value-type="string">
            <text:p text:style-name="P36">Juan Sebastián Montaño Molina</text:p>
          </table:table-cell>
          <table:table-cell table:style-name="Roles.A2" office:value-type="string">
            <text:p text:style-name="P36">WebMaster</text:p>
          </table:table-cell>
          <table:table-cell table:style-name="Roles.C2" office:value-type="string">
            <text:p text:style-name="P36">Team</text:p>
          </table:table-cell>
        </table:table-row>
      </table:table>
      <text:p text:style-name="P25"/>
      <text:p text:style-name="P26"><text:bookmark text:name="docs-internal-guid-dd8cc50b-e7e5-c896-ffe0-8ebcc4562e8d"/><text:span text:style-name="T5">SCRUM Master: </text:span><text:span text:style-name="T4">Persona encargada de liderar  el  equipo de trabajo, para que  se  pueda cumplir a finalidad  las reglas  y procesos de la metodología, que se van a desarrollar en el proyecto.  Además es el encargado de Gestionar la reducción de impedimentos del proyecto y trabaja con el </text:span><text:span text:style-name="T5">Product Owner</text:span><text:span text:style-name="T4">.</text:span></text:p>
      <text:p text:style-name="P30"><text:span text:style-name="T5">Product </text:span><text:span text:style-name="T6">O</text:span><text:span text:style-name="T5">wner (PO):</text:span><text:span text:style-name="T7"> </text:span><text:span text:style-name="T4">Representante de los accionistas  y  clientes del  producto de software a desarrollar.  se encarga de la parte de negocio  y las traslada al equipo de trabajo (Team), formaliza las prestaciones en </text:span><text:span text:style-name="T5">historias </text:span><text:span text:style-name="T4">a incorporar en el </text:span><text:span text:style-name="T5">Product Backlog </text:span><text:span text:style-name="T4">y las prioriza de forma regular. </text:span></text:p>
      <text:p text:style-name="P23"><text:span text:style-name="T5">Team:</text:span><text:span text:style-name="T7"> </text:span><text:span text:style-name="T4">Grupo de desarrollo de software, que cuenta  con  los conocimientos técnicos necesarios para la realización del proyecto, trabaja de manera conjunta llevando a cabo las historias de usuario que comprometen al inicio de cada sprint.</text:span></text:p>
      <text:h text:style-name="P51" text:outline-level="1"><text:bookmark-start text:name="__RefHeading___Toc156_1497135388"/>Presupuesto<text:bookmark-end text:name="__RefHeading___Toc156_1497135388"/></text:h>
      <text:p text:style-name="P27">(Anexo)</text:p>
      <text:h text:style-name="P51" text:outline-level="1"><text:bookmark-start text:name="__RefHeading___Toc158_1497135388"/>Cronograma de Actividades<text:bookmark-end text:name="__RefHeading___Toc158_1497135388"/></text:h>
      <text:p text:style-name="P22"><text:bookmark text:name="docs-internal-guid-fdc4097c-e8d4-f2d6-6e58-baf077060995"/>En este calendario se darán a conocer las primeras tareas a desarrollar en el proyecto. Como se ha mencionado con anterioridad se va a utilizar SCRUM, una metodología iterativa e incremental, por lo cual el desarrollo se va realizando en paralelo con la documentación, artefactos y demás elementos.</text:p>
      <text:p text:style-name="P22"/>
      <text:h text:style-name="P51" text:outline-level="1" text:is-list-header="true"><draw:frame draw:style-name="fr1" draw:name="Marco1" text:anchor-type="paragraph" svg:width="18.112cm" draw:z-index="0"><draw:text-box fo:min-height="13.434cm"><text:p text:style-name="P46"><draw:frame draw:style-name="fr2" draw:name="Objeto1" text:anchor-type="as-char" svg:width="18.112cm" style:rel-width="100%" svg:height="13.434cm" style:rel-height="scale" draw:z-index="1"><draw:object xlink:href="./Object 1" xlink:type="simple" xlink:show="embed" xlink:actuate="onLoad"/><draw:image xlink:href="./ObjectReplacements/Object 1" xlink:type="simple" xlink:show="embed" xlink:actuate="onLoad"/></draw:frame><text:span text:style-name="T13"><text:line-break/></text:span>Imagen <text:sequence text:ref-name="refImagen0" text:name="Imagen" text:formula="ooow:Imagen+1" style:num-format="1">1</text:sequence>: Cronograma de actividades</text:p></draw:text-box></draw:frame><text:soft-page-break/></text:h>
      <text:h text:style-name="P51" text:outline-level="1"><text:bookmark-start text:name="__RefHeading___Toc160_1497135388"/>Seguimiento y Control del Proyecto<text:bookmark-end text:name="__RefHeading___Toc160_1497135388"/></text:h>
      <text:p text:style-name="P4"><text:bookmark text:name="docs-internal-guid-e5628957-e7e6-8e2b-9620-18470753b13f"/>Como garantía de cumplimiento se plantea un control y seguimiento escrito del proyecto (nombre) en sus diferentes fases y etapas. En cada lapso de tiempo que se encuentre la aplicación se pretende medir, recolectar y replantear medidas según los objetivo planteados con el fin de entregar un producto de alta calidad.</text:p>
      <text:p text:style-name="P4"/>
      <table:table table:name="Seguimiento_Contro_Proyecto" table:style-name="Seguimiento_5f_Contro_5f_Proyecto">
        <table:table-column table:style-name="Seguimiento_5f_Contro_5f_Proyecto.A"/>
        <table:table-column table:style-name="Seguimiento_5f_Contro_5f_Proyecto.B"/>
        <table:table-column table:style-name="Seguimiento_5f_Contro_5f_Proyecto.C"/>
        <table:table-row>
          <table:table-cell table:style-name="Seguimiento_5f_Contro_5f_Proyecto.A1" table:number-columns-spanned="3" office:value-type="string">
            <text:p text:style-name="P20">PROCESO DE SEGUIMIENTO Y CONTROL DEL PROCESO</text:p>
          </table:table-cell>
          <table:covered-table-cell/>
          <table:covered-table-cell/>
        </table:table-row>
        <table:table-row>
          <table:table-cell table:style-name="Seguimiento_5f_Contro_5f_Proyecto.A2" office:value-type="string">
            <text:p text:style-name="P35">PROCESO</text:p>
          </table:table-cell>
          <table:table-cell table:style-name="Seguimiento_5f_Contro_5f_Proyecto.A2" office:value-type="string">
            <text:p text:style-name="P35">DESCRIPCIÓN</text:p>
          </table:table-cell>
          <table:table-cell table:style-name="Seguimiento_5f_Contro_5f_Proyecto.C2" office:value-type="string">
            <text:p text:style-name="P35">SALIDA</text:p>
          </table:table-cell>
        </table:table-row>
        <table:table-row>
          <table:table-cell table:style-name="Seguimiento_5f_Contro_5f_Proyecto.A2" office:value-type="string">
            <text:p text:style-name="P7"><text:bookmark text:name="docs-internal-guid-9160c664-e7e7-e910-dfbd-3a252f4b324d"/>Monitorear y controlar el trabajo del proyecto</text:p>
          </table:table-cell>
          <table:table-cell table:style-name="Seguimiento_5f_Contro_5f_Proyecto.A2" office:value-type="string">
            <text:p text:style-name="P5"><text:bookmark text:name="docs-internal-guid-9160c664-e7e8-1a53-dff7-363507d7fc1c"/>Se monitorea constantemente el trabajo realizado en cada una de los sprint, verificando que se esté cumpiendo con los objetivos.</text:p>
            <text:p text:style-name="P37"/>
          </table:table-cell>
          <table:table-cell table:style-name="Seguimiento_5f_Contro_5f_Proyecto.C2" office:value-type="string">
            <text:p text:style-name="P6">Actualización del documento del proyecto.</text:p>
            <text:p text:style-name="P37"/>
          </table:table-cell>
        </table:table-row>
        <text:soft-page-break/>
        <table:table-row>
          <table:table-cell table:style-name="Seguimiento_5f_Contro_5f_Proyecto.A2" office:value-type="string">
            <text:p text:style-name="P7"><text:bookmark text:name="docs-internal-guid-9160c664-e7e8-d39b-1a0f-27be66cfcbe3"/>Realizar el control integrado de cambios</text:p>
            <text:p text:style-name="P10"/>
          </table:table-cell>
          <table:table-cell table:style-name="Seguimiento_5f_Contro_5f_Proyecto.A2" office:value-type="string">
            <text:p text:style-name="P5"><text:bookmark text:name="docs-internal-guid-9160c664-e7e8-ed48-6f37-bca003201b7a"/>Con el fin de aceptar cambios se realiza la verificación y comprobación de objetivos, modificando (de ser necesario) módulos o replanteando el plan de gestión.</text:p>
          </table:table-cell>
          <table:table-cell table:style-name="Seguimiento_5f_Contro_5f_Proyecto.C2" office:value-type="string">
            <text:p text:style-name="P5"><text:bookmark text:name="docs-internal-guid-9160c664-e7e9-059e-6c38-f37595b7f67d"/>Solicitudes de cambio aceptadas o rechazadas. Actualización del documento de plan de gestión incorporando los cambios aceptados.</text:p>
          </table:table-cell>
        </table:table-row>
        <table:table-row>
          <table:table-cell table:style-name="Seguimiento_5f_Contro_5f_Proyecto.A2" office:value-type="string">
            <text:p text:style-name="P7"><text:bookmark text:name="docs-internal-guid-9160c664-e7e9-6e3e-d4ad-fe98f05e3006"/>Controlar el alcance</text:p>
          </table:table-cell>
          <table:table-cell table:style-name="Seguimiento_5f_Contro_5f_Proyecto.A2" office:value-type="string">
            <text:p text:style-name="P5"><text:bookmark text:name="docs-internal-guid-9160c664-e7e9-ff58-ca93-74878971c4ba"/>Controlar constantemente las fechas de entrega de los sprint del proyecto que serán cada 15 días.</text:p>
          </table:table-cell>
          <table:table-cell table:style-name="Seguimiento_5f_Contro_5f_Proyecto.C2" office:value-type="string">
            <text:p text:style-name="P5"><text:bookmark text:name="docs-internal-guid-9160c664-e7ea-1ae0-5f2b-e57d3fee7b59"/>Mediciones de desempeño del trabajo. Solicitudes de cambio.</text:p>
          </table:table-cell>
        </table:table-row>
        <table:table-row>
          <table:table-cell table:style-name="Seguimiento_5f_Contro_5f_Proyecto.A2" office:value-type="string">
            <text:p text:style-name="P7"><text:bookmark text:name="docs-internal-guid-9160c664-e7e9-b523-a18c-38cf330a069e"/>Controlar el cronograma</text:p>
          </table:table-cell>
          <table:table-cell table:style-name="Seguimiento_5f_Contro_5f_Proyecto.A2" office:value-type="string">
            <text:p text:style-name="P5"><text:bookmark text:name="docs-internal-guid-9160c664-e7ea-4720-b99f-cdd71ce50be7"/>Constante verificación del cronograma de entrega, con el fin de modificarlo (si es necesario) para cumplir con la totalidad del proyecto.</text:p>
          </table:table-cell>
          <table:table-cell table:style-name="Seguimiento_5f_Contro_5f_Proyecto.C2" office:value-type="string">
            <text:p text:style-name="P5"><text:bookmark text:name="docs-internal-guid-9160c664-e7ea-66c1-f1b3-22983f6dd271"/>Controlar el desempeño del equipo de trabajo y la incorporación del cambio. Cronograma de actividades.</text:p>
          </table:table-cell>
        </table:table-row>
        <table:table-row>
          <table:table-cell table:style-name="Seguimiento_5f_Contro_5f_Proyecto.A2" office:value-type="string">
            <text:p text:style-name="P7"><text:bookmark text:name="docs-internal-guid-9160c664-e7e9-c847-e493-076f5cf325e0"/>Controlar la calidad</text:p>
          </table:table-cell>
          <table:table-cell table:style-name="Seguimiento_5f_Contro_5f_Proyecto.A2" office:value-type="string">
            <text:p text:style-name="P5"><text:bookmark text:name="docs-internal-guid-9160c664-e7ea-814d-8e53-92c82676812e"/>Verificar constantemente cada una de las iteraciones entregadas para obtener el máximo desempeño de la aplicación.</text:p>
          </table:table-cell>
          <table:table-cell table:style-name="Seguimiento_5f_Contro_5f_Proyecto.C2" office:value-type="string">
            <text:p text:style-name="P5"><text:bookmark text:name="docs-internal-guid-9160c664-e7ea-9954-61b2-8d0b8cb87c6f"/>Documento de control de calidad del proyecto.</text:p>
          </table:table-cell>
        </table:table-row>
      </table:table>
      <text:p text:style-name="P4"/>
      <text:h text:style-name="P51" text:outline-level="1"><text:bookmark-start text:name="__RefHeading___Toc162_1497135388"/>Propuesta de Cobro<text:tab/>por el trabajo<text:bookmark-end text:name="__RefHeading___Toc162_1497135388"/></text:h>
      <text:h text:style-name="P51" text:outline-level="1"><text:bookmark-start text:name="__RefHeading___Toc164_1497135388"/>Bibliografía<text:bookmark-end text:name="__RefHeading___Toc164_14971353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magen"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113e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 <text:span text:style-name="MT1">de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3:14:22.136546983</meta:creation-date>
    <dc:date>2017-03-21T20:46:20.391851662</dc:date>
    <meta:editing-duration>PT1H12M20S</meta:editing-duration>
    <meta:editing-cycles>20</meta:editing-cycles>
    <meta:generator>LibreOffice/5.3.1.2$Linux_X86_64 LibreOffice_project/e80a0e0fd1875e1696614d24c32df0f95f03deb2</meta:generator>
    <meta:document-statistic meta:table-count="4" meta:image-count="0" meta:object-count="1" meta:page-count="12" meta:paragraph-count="186" meta:word-count="1858" meta:character-count="12133" meta:non-whitespace-character-count="104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automatic-order="true">
      <number:day number:style="long"/>
      <number:text>/</number:text>
      <number:month number:textual="true"/>
    </number:date-style>
    <number:date-style style:name="N37" number:automatic-order="true">
      <number:day number:style="long"/>
      <number:text>/</number:text>
      <number:month number:style="long"/>
      <number:text>/</number:text>
      <number:year/>
    </number:date-style>
    <style:style style:name="ch1" style:family="chart">
      <style:graphic-properties draw:stroke="solid"/>
    </style:style>
    <style:style style:name="ch2" style:family="chart">
      <style:chart-properties chart:stacked="true" chart:vertical="true"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33">
      <style:chart-properties chart:display-label="true" chart:logarithmic="false" chart:minimum="42798"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3">
      <style:chart-properties chart:link-data-style-to-source="true"/>
      <style:graphic-properties draw:stroke="none" draw:fill-color="#0000ff"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13.045cm" xlink:href="." xlink:type="simple" chart:class="chart:bar" chart:style-name="ch1">
        <chart:plot-area chart:style-name="ch2" chart:data-source-has-labels="both" svg:x="0.021cm" svg:y="0.163cm" svg:width="17.408cm" svg:height="12.418cm">
          <chartooo:coordinate-region svg:x="4.373cm" svg:y="0.163cm" svg:width="12.591cm" svg:height="11.824cm"/>
          <chart:axis chart:dimension="x" chart:name="primary-x" chart:style-name="ch3" chartooo:axis-type="auto">
            <chartooo:date-scale/>
            <chart:categories table:cell-range-address="local-table.$A$2:.$A$14"/>
            <chart:grid chart:style-name="ch4" chart:class="major"/>
          </chart:axis>
          <chart:axis chart:dimension="y" chart:name="primary-y" chart:style-name="ch5">
            <chart:grid chart:style-name="ch4" chart:class="major"/>
          </chart:axis>
          <chart:series chart:style-name="ch6" chart:values-cell-range-address="local-table.$B$2:.$B$14" chart:label-cell-address="local-table.$B$1" chart:class="chart:bar">
            <chart:data-point chart:repeated="13"/>
          </chart:series>
          <chart:series chart:style-name="ch7" chart:values-cell-range-address="local-table.$C$2:.$C$14" chart:label-cell-address="local-table.$C$1"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Fase de Exploración</text:p>
              </table:table-cell>
              <table:table-cell office:value-type="float" office:value="42798">
                <text:p>42798</text:p>
              </table:table-cell>
              <table:table-cell office:value-type="float" office:value="5">
                <text:p>5</text:p>
              </table:table-cell>
            </table:table-row>
            <table:table-row>
              <table:table-cell office:value-type="string">
                <text:p>Documento de requisitos</text:p>
              </table:table-cell>
              <table:table-cell office:value-type="float" office:value="42798">
                <text:p>42798</text:p>
              </table:table-cell>
              <table:table-cell office:value-type="float" office:value="5">
                <text:p>5</text:p>
              </table:table-cell>
            </table:table-row>
            <table:table-row>
              <table:table-cell office:value-type="string">
                <text:p>Modelo de análisis y
Diseño</text:p>
              </table:table-cell>
              <table:table-cell office:value-type="float" office:value="42805">
                <text:p>42805</text:p>
              </table:table-cell>
              <table:table-cell office:value-type="float" office:value="11">
                <text:p>11</text:p>
              </table:table-cell>
            </table:table-row>
            <table:table-row>
              <table:table-cell office:value-type="string">
                <text:p>Modelo de datos</text:p>
              </table:table-cell>
              <table:table-cell office:value-type="float" office:value="42809">
                <text:p>42809</text:p>
              </table:table-cell>
              <table:table-cell office:value-type="float" office:value="6">
                <text:p>6</text:p>
              </table:table-cell>
            </table:table-row>
            <table:table-row>
              <table:table-cell office:value-type="string">
                <text:p>Modelo de implementación</text:p>
              </table:table-cell>
              <table:table-cell office:value-type="float" office:value="42814">
                <text:p>42814</text:p>
              </table:table-cell>
              <table:table-cell office:value-type="float" office:value="4">
                <text:p>4</text:p>
              </table:table-cell>
            </table:table-row>
            <table:table-row>
              <table:table-cell office:value-type="string">
                <text:p>Prototipos no funcionales</text:p>
              </table:table-cell>
              <table:table-cell office:value-type="float" office:value="42805">
                <text:p>42805</text:p>
              </table:table-cell>
              <table:table-cell office:value-type="float" office:value="13">
                <text:p>13</text:p>
              </table:table-cell>
            </table:table-row>
            <table:table-row>
              <table:table-cell office:value-type="string">
                <text:p>Aprendizaje Tecnología
Android y consumo de
Servicios Web</text:p>
              </table:table-cell>
              <table:table-cell office:value-type="float" office:value="42804">
                <text:p>42804</text:p>
              </table:table-cell>
              <table:table-cell office:value-type="float" office:value="14">
                <text:p>14</text:p>
              </table:table-cell>
            </table:table-row>
            <table:table-row>
              <table:table-cell office:value-type="string">
                <text:p>Implementación del
Servicio web</text:p>
              </table:table-cell>
              <table:table-cell office:value-type="float" office:value="42821">
                <text:p>42821</text:p>
              </table:table-cell>
              <table:table-cell office:value-type="float" office:value="51">
                <text:p>51</text:p>
              </table:table-cell>
            </table:table-row>
            <table:table-row>
              <table:table-cell office:value-type="string">
                <text:p>Implementación lógica
Android</text:p>
              </table:table-cell>
              <table:table-cell office:value-type="float" office:value="42828">
                <text:p>42828</text:p>
              </table:table-cell>
              <table:table-cell office:value-type="float" office:value="51">
                <text:p>51</text:p>
              </table:table-cell>
            </table:table-row>
            <table:table-row>
              <table:table-cell office:value-type="string">
                <text:p>Diseño e implementación
De interfaces funcionales</text:p>
              </table:table-cell>
              <table:table-cell office:value-type="float" office:value="42842">
                <text:p>42842</text:p>
              </table:table-cell>
              <table:table-cell office:value-type="float" office:value="39">
                <text:p>39</text:p>
              </table:table-cell>
            </table:table-row>
            <table:table-row>
              <table:table-cell office:value-type="string">
                <text:p>Integración</text:p>
              </table:table-cell>
              <table:table-cell office:value-type="float" office:value="42845">
                <text:p>42845</text:p>
              </table:table-cell>
              <table:table-cell office:value-type="float" office:value="36">
                <text:p>36</text:p>
              </table:table-cell>
            </table:table-row>
            <table:table-row>
              <table:table-cell office:value-type="string">
                <text:p>Pruebas unitarias y
Generales</text:p>
              </table:table-cell>
              <table:table-cell office:value-type="float" office:value="42845">
                <text:p>42845</text:p>
              </table:table-cell>
              <table:table-cell office:value-type="float" office:value="44">
                <text:p>44</text:p>
              </table:table-cell>
            </table:table-row>
            <table:table-row>
              <table:table-cell office:value-type="string">
                <text:p>Fase de Documentación</text:p>
              </table:table-cell>
              <table:table-cell office:value-type="float" office:value="42798">
                <text:p>42798</text:p>
              </table:table-cell>
              <table:table-cell office:value-type="float" office:value="91">
                <text:p>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e80a0e0fd1875e1696614d24c32df0f95f03deb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